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brary(XML)</text:p>
      <text:p text:style-name="Standard">for(j in 1:3)</text:p>
      <text:p text:style-name="Standard"><text:s/>{</text:p>
      <text:p text:style-name="Standard"><text:s text:c="2"/>Sys.sleep(3)</text:p>
      <text:p text:style-name="Standard"><text:s text:c="2"/></text:p>
      <text:p text:style-name="Standard"><text:s text:c="3"/>for(i in 1:data$NR[j])</text:p>
      <text:p text:style-name="Standard"><text:s text:c="8"/></text:p>
      <text:p text:style-name="Standard"><text:s text:c="5"/>if(i==1)</text:p>
      <text:p text:style-name="Standard"><text:s text:c="8"/>{</text:p>
      <text:p text:style-name="Standard"><text:s text:c="10"/>url&lt;-data$URL[j]</text:p>
      <text:p text:style-name="Standard"><text:s text:c="8"/>}</text:p>
      <text:p text:style-name="Standard"><text:s text:c="6"/>else</text:p>
      <text:p text:style-name="Standard"><text:s text:c="7"/>{</text:p>
      <text:p text:style-name="Standard"><text:s text:c="8"/>sub("Reviews","Reviews-orX", url)</text:p>
      <text:p text:style-name="Standard"><text:s text:c="8"/>sub("X",(i-1)*10, url)</text:p>
      <text:p text:style-name="Standard"><text:s text:c="9"/>Sys.sleep(2)</text:p>
      <text:p text:style-name="Standard"><text:s text:c="7"/>}</text:p>
      <text:p text:style-name="Standard"><text:s text:c="2"/></text:p>
      <text:p text:style-name="Standard"><text:s text:c="2"/>html&lt;-htmlTreeParse(url, useInternalNodes = T)</text:p>
      <text:p text:style-name="Standard"><text:s text:c="2"/></text:p>
      <text:p text:style-name="Standard"><text:s text:c="2"/>data$Reviews[j]&lt;-xpathSApply(html,"//div [@class='entry']", xmlValue)</text:p>
      <text:p text:style-name="Standard">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09:14:03</meta:creation-date>
    <dc:date>2015-06-19T09:17:36</dc:date>
    <meta:editing-duration>PT3M1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2" meta:word-count="29" meta:character-count="376" meta:non-whitespace-character-count="264"/>
  </office:meta>
</office:document-meta>
</file>